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3-01T00:00:00" table:style-name="ce5">
            <text:p>2022/3/1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38256" table:style-name="ce6">
            <text:p>38,256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29354" table:style-name="ce6">
            <text:p>29,354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96442" table:style-name="ce6">
            <text:p>96,442<text:s/></text:p>
          </table:table-cell>
          <table:table-cell office:value-type="float" office:value="33689" table:style-name="ce6">
            <text:p>33,689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8346" table:style-name="ce6">
            <text:p>18,346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30667" table:style-name="ce6">
            <text:p>30,667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33294" table:style-name="ce6">
            <text:p>33,294<text:s/></text:p>
          </table:table-cell>
          <table:table-cell office:value-type="float" office:value="35790" table:style-name="ce6">
            <text:p>35,790<text:s/></text:p>
          </table:table-cell>
          <table:table-cell office:value-type="float" office:value="24543" table:style-name="ce6">
            <text:p>24,54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44969" table:style-name="ce6">
            <text:p>44,969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50344" table:style-name="ce6">
            <text:p>50,344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04" table:style-name="ce6">
            <text:p>4,604<text:s/></text:p>
          </table:table-cell>
          <table:table-cell table:number-columns-repeated="16264"/>
        </table:table-row>
        <table:table-row table:style-name="ro2">
          <table:table-cell office:value-type="date" office:date-value="2022-03-02T00:00:00" table:style-name="ce5">
            <text:p>2022/3/2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8806" table:style-name="ce6">
            <text:p>38,806<text:s/></text:p>
          </table:table-cell>
          <table:table-cell office:value-type="float" office:value="33221" table:style-name="ce6">
            <text:p>33,221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94605" table:style-name="ce6">
            <text:p>94,605<text:s/></text:p>
          </table:table-cell>
          <table:table-cell office:value-type="float" office:value="35466" table:style-name="ce6">
            <text:p>35,46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28547" table:style-name="ce6">
            <text:p>28,547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33369" table:style-name="ce6">
            <text:p>33,369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46397" table:style-name="ce6">
            <text:p>46,397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51207" table:style-name="ce6">
            <text:p>51,207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5136" table:style-name="ce6">
            <text:p>35,136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25794" table:style-name="ce6">
            <text:p>25,794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2-03-03T00:00:00" table:style-name="ce5">
            <text:p>2022/3/3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39704" table:style-name="ce6">
            <text:p>39,704<text:s/></text:p>
          </table:table-cell>
          <table:table-cell office:value-type="float" office:value="34098" table:style-name="ce6">
            <text:p>34,098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21860" table:style-name="ce6">
            <text:p>21,860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29343" table:style-name="ce6">
            <text:p>29,343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99017" table:style-name="ce6">
            <text:p>99,017<text:s/></text:p>
          </table:table-cell>
          <table:table-cell office:value-type="float" office:value="35990" table:style-name="ce6">
            <text:p>35,990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33867" table:style-name="ce6">
            <text:p>33,867<text:s/></text:p>
          </table:table-cell>
          <table:table-cell office:value-type="float" office:value="35617" table:style-name="ce6">
            <text:p>35,617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46889" table:style-name="ce6">
            <text:p>46,889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52259" table:style-name="ce6">
            <text:p>52,259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652" table:style-name="ce6">
            <text:p>4,652<text:s/></text:p>
          </table:table-cell>
          <table:table-cell table:number-columns-repeated="16264"/>
        </table:table-row>
        <table:table-row table:style-name="ro2">
          <table:table-cell office:value-type="date" office:date-value="2022-03-04T00:00:00" table:style-name="ce5">
            <text:p>2022/3/4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1437" table:style-name="ce6">
            <text:p>41,437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28936" table:style-name="ce6">
            <text:p>128,936<text:s/></text:p>
          </table:table-cell>
          <table:table-cell office:value-type="float" office:value="43434" table:style-name="ce6">
            <text:p>43,434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1402" table:style-name="ce6">
            <text:p>31,40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38540" table:style-name="ce6">
            <text:p>38,540<text:s/></text:p>
          </table:table-cell>
          <table:table-cell office:value-type="float" office:value="37259" table:style-name="ce6">
            <text:p>37,259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57505" table:style-name="ce6">
            <text:p>57,505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32092" table:style-name="ce6">
            <text:p>32,092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20874" table:style-name="ce6">
            <text:p>20,874<text:s/></text:p>
          </table:table-cell>
          <table:table-cell office:value-type="float" office:value="61276" table:style-name="ce6">
            <text:p>61,276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37423" table:style-name="ce6">
            <text:p>37,423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927" table:style-name="ce6">
            <text:p>4,927<text:s/></text:p>
          </table:table-cell>
          <table:table-cell table:number-columns-repeated="16264"/>
        </table:table-row>
        <table:table-row table:style-name="ro2">
          <table:table-cell office:value-type="date" office:date-value="2022-03-05T00:00:00" table:style-name="ce5">
            <text:p>2022/3/5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37493" table:style-name="ce6">
            <text:p>37,493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15914" table:style-name="ce6">
            <text:p>115,914<text:s/></text:p>
          </table:table-cell>
          <table:table-cell office:value-type="float" office:value="44436" table:style-name="ce6">
            <text:p>44,436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35239" table:style-name="ce6">
            <text:p>35,239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15768" table:style-name="ce6">
            <text:p>15,768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32792" table:style-name="ce6">
            <text:p>32,792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62172" table:style-name="ce6">
            <text:p>62,172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47900" table:style-name="ce6">
            <text:p>47,900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2866" table:style-name="ce6">
            <text:p>2,866<text:s/></text:p>
          </table:table-cell>
          <table:table-cell table:number-columns-repeated="16264"/>
        </table:table-row>
        <table:table-row table:style-name="ro2">
          <table:table-cell office:value-type="date" office:date-value="2022-03-06T00:00:00" table:style-name="ce5">
            <text:p>2022/3/6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896" table:style-name="ce6">
            <text:p>97,896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7599" table:style-name="ce6">
            <text:p>27,59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47731" table:style-name="ce6">
            <text:p>47,73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37200" table:style-name="ce6">
            <text:p>37,200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666" table:style-name="ce6">
            <text:p>2,666<text:s/></text:p>
          </table:table-cell>
          <table:table-cell table:number-columns-repeated="16264"/>
        </table:table-row>
        <table:table-row table:style-name="ro2">
          <table:table-cell office:value-type="date" office:date-value="2022-03-07T00:00:00" table:style-name="ce5">
            <text:p>2022/3/7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39940" table:style-name="ce6">
            <text:p>39,940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33623" table:style-name="ce6">
            <text:p>33,623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97323" table:style-name="ce6">
            <text:p>97,323<text:s/></text:p>
          </table:table-cell>
          <table:table-cell office:value-type="float" office:value="33745" table:style-name="ce6">
            <text:p>33,745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36055" table:style-name="ce6">
            <text:p>36,055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44940" table:style-name="ce6">
            <text:p>44,940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52551" table:style-name="ce6">
            <text:p>52,551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5009" table:style-name="ce6">
            <text:p>5,009<text:s/></text:p>
          </table:table-cell>
          <table:table-cell table:number-columns-repeated="16264"/>
        </table:table-row>
        <table:table-row table:style-name="ro2">
          <table:table-cell office:value-type="date" office:date-value="2022-03-08T00:00:00" table:style-name="ce5">
            <text:p>2022/3/8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40445" table:style-name="ce6">
            <text:p>40,445<text:s/></text:p>
          </table:table-cell>
          <table:table-cell office:value-type="float" office:value="34857" table:style-name="ce6">
            <text:p>34,857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5141" table:style-name="ce6">
            <text:p>15,141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30216" table:style-name="ce6">
            <text:p>30,216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33902" table:style-name="ce6">
            <text:p>33,902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98155" table:style-name="ce6">
            <text:p>98,155<text:s/></text:p>
          </table:table-cell>
          <table:table-cell office:value-type="float" office:value="36696" table:style-name="ce6">
            <text:p>36,696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25172" table:style-name="ce6">
            <text:p>25,172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9674" table:style-name="ce6">
            <text:p>29,674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3055" table:style-name="ce6">
            <text:p>23,055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36662" table:style-name="ce6">
            <text:p>36,662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7859" table:style-name="ce6">
            <text:p>47,859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9552" table:style-name="ce6">
            <text:p>29,552<text:s/></text:p>
          </table:table-cell>
          <table:table-cell office:value-type="float" office:value="18223" table:style-name="ce6">
            <text:p>18,223<text:s/></text:p>
          </table:table-cell>
          <table:table-cell office:value-type="float" office:value="53730" table:style-name="ce6">
            <text:p>53,730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22379" table:style-name="ce6">
            <text:p>22,37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35666" table:style-name="ce6">
            <text:p>35,666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863" table:style-name="ce6">
            <text:p>4,863<text:s/></text:p>
          </table:table-cell>
          <table:table-cell table:number-columns-repeated="16264"/>
        </table:table-row>
        <table:table-row table:style-name="ro2">
          <table:table-cell office:value-type="date" office:date-value="2022-03-09T00:00:00" table:style-name="ce5">
            <text:p>2022/3/9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40524" table:style-name="ce6">
            <text:p>40,524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24248" table:style-name="ce6">
            <text:p>24,24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9521" table:style-name="ce6">
            <text:p>29,521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24815" table:style-name="ce6">
            <text:p>24,815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30407" table:style-name="ce6">
            <text:p>30,407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00469" table:style-name="ce6">
            <text:p>100,469<text:s/></text:p>
          </table:table-cell>
          <table:table-cell office:value-type="float" office:value="37965" table:style-name="ce6">
            <text:p>37,965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26787" table:style-name="ce6">
            <text:p>26,787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35388" table:style-name="ce6">
            <text:p>35,388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49751" table:style-name="ce6">
            <text:p>49,751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54099" table:style-name="ce6">
            <text:p>54,099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930" table:style-name="ce6">
            <text:p>4,930<text:s/></text:p>
          </table:table-cell>
          <table:table-cell table:number-columns-repeated="16264"/>
        </table:table-row>
        <table:table-row table:style-name="ro2">
          <table:table-cell office:value-type="date" office:date-value="2022-03-10T00:00:00" table:style-name="ce5">
            <text:p>2022/3/10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40818" table:style-name="ce6">
            <text:p>40,818<text:s/></text:p>
          </table:table-cell>
          <table:table-cell office:value-type="float" office:value="36535" table:style-name="ce6">
            <text:p>36,535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30266" table:style-name="ce6">
            <text:p>30,26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05732" table:style-name="ce6">
            <text:p>105,732<text:s/></text:p>
          </table:table-cell>
          <table:table-cell office:value-type="float" office:value="38571" table:style-name="ce6">
            <text:p>38,571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27859" table:style-name="ce6">
            <text:p>27,859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29494" table:style-name="ce6">
            <text:p>29,49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30401" table:style-name="ce6">
            <text:p>30,40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35536" table:style-name="ce6">
            <text:p>35,536<text:s/></text:p>
          </table:table-cell>
          <table:table-cell office:value-type="float" office:value="36667" table:style-name="ce6">
            <text:p>36,667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49842" table:style-name="ce6">
            <text:p>49,842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30268" table:style-name="ce6">
            <text:p>30,268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54644" table:style-name="ce6">
            <text:p>54,644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4803" table:style-name="ce6">
            <text:p>4,803<text:s/></text:p>
          </table:table-cell>
          <table:table-cell table:number-columns-repeated="16264"/>
        </table:table-row>
        <table:table-row table:style-name="ro2">
          <table:table-cell office:value-type="date" office:date-value="2022-03-11T00:00:00" table:style-name="ce5">
            <text:p>2022/3/11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43004" table:style-name="ce6">
            <text:p>43,004<text:s/></text:p>
          </table:table-cell>
          <table:table-cell office:value-type="float" office:value="42536" table:style-name="ce6">
            <text:p>42,536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31093" table:style-name="ce6">
            <text:p>31,09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31721" table:style-name="ce6">
            <text:p>31,721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35438" table:style-name="ce6">
            <text:p>35,438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39816" table:style-name="ce6">
            <text:p>139,816<text:s/></text:p>
          </table:table-cell>
          <table:table-cell office:value-type="float" office:value="46796" table:style-name="ce6">
            <text:p>46,796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31058" table:style-name="ce6">
            <text:p>31,058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31137" table:style-name="ce6">
            <text:p>31,137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3467" table:style-name="ce6">
            <text:p>33,46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3110" table:style-name="ce6">
            <text:p>23,11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40961" table:style-name="ce6">
            <text:p>40,961<text:s/></text:p>
          </table:table-cell>
          <table:table-cell office:value-type="float" office:value="38505" table:style-name="ce6">
            <text:p>38,505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60580" table:style-name="ce6">
            <text:p>60,580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64918" table:style-name="ce6">
            <text:p>64,918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7934" table:style-name="ce6">
            <text:p>37,934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27670" table:style-name="ce6">
            <text:p>27,670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143" table:style-name="ce6">
            <text:p>5,143<text:s/></text:p>
          </table:table-cell>
          <table:table-cell table:number-columns-repeated="16264"/>
        </table:table-row>
        <table:table-row table:style-name="ro2">
          <table:table-cell office:value-type="date" office:date-value="2022-03-12T00:00:00" table:style-name="ce5">
            <text:p>2022/3/12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29629" table:style-name="ce6">
            <text:p>129,629<text:s/></text:p>
          </table:table-cell>
          <table:table-cell office:value-type="float" office:value="48783" table:style-name="ce6">
            <text:p>48,783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37461" table:style-name="ce6">
            <text:p>37,46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27778" table:style-name="ce6">
            <text:p>27,778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67741" table:style-name="ce6">
            <text:p>67,741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31186" table:style-name="ce6">
            <text:p>31,186<text:s/></text:p>
          </table:table-cell>
          <table:table-cell office:value-type="float" office:value="30503" table:style-name="ce6">
            <text:p>30,503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55534" table:style-name="ce6">
            <text:p>55,534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004" table:style-name="ce6">
            <text:p>3,004<text:s/></text:p>
          </table:table-cell>
          <table:table-cell table:number-columns-repeated="16264"/>
        </table:table-row>
        <table:table-row table:style-name="ro2">
          <table:table-cell office:value-type="date" office:date-value="2022-03-13T00:00:00" table:style-name="ce5">
            <text:p>2022/3/13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3448" table:style-name="ce6">
            <text:p>23,448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17787" table:style-name="ce6">
            <text:p>117,787<text:s/></text:p>
          </table:table-cell>
          <table:table-cell office:value-type="float" office:value="37228" table:style-name="ce6">
            <text:p>37,22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36782" table:style-name="ce6">
            <text:p>36,782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50287" table:style-name="ce6">
            <text:p>50,28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40860" table:style-name="ce6">
            <text:p>40,860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709" table:style-name="ce6">
            <text:p>2,709<text:s/></text:p>
          </table:table-cell>
          <table:table-cell table:number-columns-repeated="16264"/>
        </table:table-row>
        <table:table-row table:style-name="ro2">
          <table:table-cell office:value-type="date" office:date-value="2022-03-14T00:00:00" table:style-name="ce5">
            <text:p>2022/3/14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38773" table:style-name="ce6">
            <text:p>38,773<text:s/></text:p>
          </table:table-cell>
          <table:table-cell office:value-type="float" office:value="32966" table:style-name="ce6">
            <text:p>32,966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2786" table:style-name="ce6">
            <text:p>32,786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02435" table:style-name="ce6">
            <text:p>102,435<text:s/></text:p>
          </table:table-cell>
          <table:table-cell office:value-type="float" office:value="35739" table:style-name="ce6">
            <text:p>35,739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30682" table:style-name="ce6">
            <text:p>30,682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34212" table:style-name="ce6">
            <text:p>34,212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46308" table:style-name="ce6">
            <text:p>46,308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53095" table:style-name="ce6">
            <text:p>53,095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772" table:style-name="ce6">
            <text:p>4,772<text:s/></text:p>
          </table:table-cell>
          <table:table-cell table:number-columns-repeated="16264"/>
        </table:table-row>
        <table:table-row table:style-name="ro2">
          <table:table-cell office:value-type="date" office:date-value="2022-03-15T00:00:00" table:style-name="ce5">
            <text:p>2022/3/15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9775" table:style-name="ce6">
            <text:p>39,775<text:s/></text:p>
          </table:table-cell>
          <table:table-cell office:value-type="float" office:value="34800" table:style-name="ce6">
            <text:p>34,800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30206" table:style-name="ce6">
            <text:p>30,206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505" table:style-name="ce6">
            <text:p>33,505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01287" table:style-name="ce6">
            <text:p>101,287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30356" table:style-name="ce6">
            <text:p>30,356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47033" table:style-name="ce6">
            <text:p>47,033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9378" table:style-name="ce6">
            <text:p>29,378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54078" table:style-name="ce6">
            <text:p>54,078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842" table:style-name="ce6">
            <text:p>4,842<text:s/></text:p>
          </table:table-cell>
          <table:table-cell table:number-columns-repeated="16264"/>
        </table:table-row>
        <table:table-row table:style-name="ro2">
          <table:table-cell office:value-type="date" office:date-value="2022-03-16T00:00:00" table:style-name="ce5">
            <text:p>2022/3/16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40214" table:style-name="ce6">
            <text:p>40,214<text:s/></text:p>
          </table:table-cell>
          <table:table-cell office:value-type="float" office:value="35309" table:style-name="ce6">
            <text:p>35,309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102007" table:style-name="ce6">
            <text:p>102,007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30401" table:style-name="ce6">
            <text:p>30,40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36740" table:style-name="ce6">
            <text:p>36,740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48480" table:style-name="ce6">
            <text:p>48,480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29181" table:style-name="ce6">
            <text:p>29,181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54490" table:style-name="ce6">
            <text:p>54,49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35958" table:style-name="ce6">
            <text:p>35,958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855" table:style-name="ce6">
            <text:p>4,855<text:s/></text:p>
          </table:table-cell>
          <table:table-cell table:number-columns-repeated="16264"/>
        </table:table-row>
        <table:table-row table:style-name="ro2">
          <table:table-cell office:value-type="date" office:date-value="2022-03-17T00:00:00" table:style-name="ce5">
            <text:p>2022/3/17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40697" table:style-name="ce6">
            <text:p>40,697<text:s/></text:p>
          </table:table-cell>
          <table:table-cell office:value-type="float" office:value="35886" table:style-name="ce6">
            <text:p>35,886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3738" table:style-name="ce6">
            <text:p>33,73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30514" table:style-name="ce6">
            <text:p>30,514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06091" table:style-name="ce6">
            <text:p>106,091<text:s/></text:p>
          </table:table-cell>
          <table:table-cell office:value-type="float" office:value="37961" table:style-name="ce6">
            <text:p>37,961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29567" table:style-name="ce6">
            <text:p>29,567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36738" table:style-name="ce6">
            <text:p>36,738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47302" table:style-name="ce6">
            <text:p>47,302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55520" table:style-name="ce6">
            <text:p>55,520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6073" table:style-name="ce6">
            <text:p>36,073<text:s/></text:p>
          </table:table-cell>
          <table:table-cell office:value-type="float" office:value="21603" table:style-name="ce6">
            <text:p>21,603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53" table:style-name="ce6">
            <text:p>4,753<text:s/></text:p>
          </table:table-cell>
          <table:table-cell table:number-columns-repeated="16264"/>
        </table:table-row>
        <table:table-row table:style-name="ro2">
          <table:table-cell office:value-type="date" office:date-value="2022-03-18T00:00:00" table:style-name="ce5">
            <text:p>2022/3/18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42551" table:style-name="ce6">
            <text:p>42,551<text:s/></text:p>
          </table:table-cell>
          <table:table-cell office:value-type="float" office:value="42230" table:style-name="ce6">
            <text:p>42,230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37232" table:style-name="ce6">
            <text:p>37,232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34923" table:style-name="ce6">
            <text:p>34,923<text:s/></text:p>
          </table:table-cell>
          <table:table-cell office:value-type="float" office:value="26088" table:style-name="ce6">
            <text:p>26,088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38272" table:style-name="ce6">
            <text:p>138,272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22572" table:style-name="ce6">
            <text:p>22,572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393" table:style-name="ce6">
            <text:p>30,393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58765" table:style-name="ce6">
            <text:p>58,765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33439" table:style-name="ce6">
            <text:p>33,439<text:s/></text:p>
          </table:table-cell>
          <table:table-cell office:value-type="float" office:value="35753" table:style-name="ce6">
            <text:p>35,753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64787" table:style-name="ce6">
            <text:p>64,787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109" table:style-name="ce6">
            <text:p>5,109<text:s/></text:p>
          </table:table-cell>
          <table:table-cell table:number-columns-repeated="16264"/>
        </table:table-row>
        <table:table-row table:style-name="ro2">
          <table:table-cell office:value-type="date" office:date-value="2022-03-19T00:00:00" table:style-name="ce5">
            <text:p>2022/3/19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38453" table:style-name="ce6">
            <text:p>38,453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23932" table:style-name="ce6">
            <text:p>123,932<text:s/></text:p>
          </table:table-cell>
          <table:table-cell office:value-type="float" office:value="44901" table:style-name="ce6">
            <text:p>44,901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34616" table:style-name="ce6">
            <text:p>34,616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61550" table:style-name="ce6">
            <text:p>61,550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0664" table:style-name="ce6">
            <text:p>50,664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878" table:style-name="ce6">
            <text:p>2,878<text:s/></text:p>
          </table:table-cell>
          <table:table-cell table:number-columns-repeated="16264"/>
        </table:table-row>
        <table:table-row table:style-name="ro2">
          <table:table-cell office:value-type="date" office:date-value="2022-03-20T00:00:00" table:style-name="ce5">
            <text:p>2022/3/20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13051" table:style-name="ce6">
            <text:p>113,051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34614" table:style-name="ce6">
            <text:p>34,614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8849" table:style-name="ce6">
            <text:p>28,849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48696" table:style-name="ce6">
            <text:p>48,696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39662" table:style-name="ce6">
            <text:p>39,662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735" table:style-name="ce6">
            <text:p>2,735<text:s/></text:p>
          </table:table-cell>
          <table:table-cell table:number-columns-repeated="16264"/>
        </table:table-row>
        <table:table-row table:style-name="ro2">
          <table:table-cell office:value-type="date" office:date-value="2022-03-21T00:00:00" table:style-name="ce5">
            <text:p>2022/3/21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38346" table:style-name="ce6">
            <text:p>38,346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33105" table:style-name="ce6">
            <text:p>33,105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99189" table:style-name="ce6">
            <text:p>99,189<text:s/></text:p>
          </table:table-cell>
          <table:table-cell office:value-type="float" office:value="34672" table:style-name="ce6">
            <text:p>34,672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21320" table:style-name="ce6">
            <text:p>21,320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1705" table:style-name="ce6">
            <text:p>21,705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35594" table:style-name="ce6">
            <text:p>35,594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44720" table:style-name="ce6">
            <text:p>44,720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2312" table:style-name="ce6">
            <text:p>52,312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4502" table:style-name="ce6">
            <text:p>34,502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5330" table:style-name="ce6">
            <text:p>15,330<text:s/></text:p>
          </table:table-cell>
          <table:table-cell office:value-type="float" office:value="26353" table:style-name="ce6">
            <text:p>26,353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4911" table:style-name="ce6">
            <text:p>4,911<text:s/></text:p>
          </table:table-cell>
          <table:table-cell table:number-columns-repeated="16264"/>
        </table:table-row>
        <table:table-row table:style-name="ro2">
          <table:table-cell office:value-type="date" office:date-value="2022-03-22T00:00:00" table:style-name="ce5">
            <text:p>2022/3/22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40529" table:style-name="ce6">
            <text:p>40,529<text:s/></text:p>
          </table:table-cell>
          <table:table-cell office:value-type="float" office:value="36200" table:style-name="ce6">
            <text:p>36,200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8332" table:style-name="ce6">
            <text:p>28,332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33710" table:style-name="ce6">
            <text:p>33,710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98060" table:style-name="ce6">
            <text:p>98,060<text:s/></text:p>
          </table:table-cell>
          <table:table-cell office:value-type="float" office:value="35737" table:style-name="ce6">
            <text:p>35,737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8578" table:style-name="ce6">
            <text:p>28,57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36758" table:style-name="ce6">
            <text:p>36,758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45629" table:style-name="ce6">
            <text:p>45,629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9289" table:style-name="ce6">
            <text:p>29,289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54090" table:style-name="ce6">
            <text:p>54,090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6259" table:style-name="ce6">
            <text:p>36,259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977" table:style-name="ce6">
            <text:p>4,977<text:s/></text:p>
          </table:table-cell>
          <table:table-cell table:number-columns-repeated="16264"/>
        </table:table-row>
        <table:table-row table:style-name="ro2">
          <table:table-cell office:value-type="date" office:date-value="2022-03-23T00:00:00" table:style-name="ce5">
            <text:p>2022/3/23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1472" table:style-name="ce6">
            <text:p>41,472<text:s/></text:p>
          </table:table-cell>
          <table:table-cell office:value-type="float" office:value="36422" table:style-name="ce6">
            <text:p>36,422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29142" table:style-name="ce6">
            <text:p>29,142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31145" table:style-name="ce6">
            <text:p>31,145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34774" table:style-name="ce6">
            <text:p>34,774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00959" table:style-name="ce6">
            <text:p>100,959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49434" table:style-name="ce6">
            <text:p>49,434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55238" table:style-name="ce6">
            <text:p>55,238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018" table:style-name="ce6">
            <text:p>5,018<text:s/></text:p>
          </table:table-cell>
          <table:table-cell table:number-columns-repeated="16264"/>
        </table:table-row>
        <table:table-row table:style-name="ro2">
          <table:table-cell office:value-type="date" office:date-value="2022-03-24T00:00:00" table:style-name="ce5">
            <text:p>2022/3/24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40889" table:style-name="ce6">
            <text:p>40,889<text:s/></text:p>
          </table:table-cell>
          <table:table-cell office:value-type="float" office:value="36235" table:style-name="ce6">
            <text:p>36,235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03560" table:style-name="ce6">
            <text:p>103,560<text:s/></text:p>
          </table:table-cell>
          <table:table-cell office:value-type="float" office:value="38924" table:style-name="ce6">
            <text:p>38,924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36623" table:style-name="ce6">
            <text:p>36,62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47840" table:style-name="ce6">
            <text:p>47,840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30597" table:style-name="ce6">
            <text:p>30,597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56695" table:style-name="ce6">
            <text:p>56,695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933" table:style-name="ce6">
            <text:p>4,933<text:s/></text:p>
          </table:table-cell>
          <table:table-cell table:number-columns-repeated="16264"/>
        </table:table-row>
        <table:table-row table:style-name="ro2">
          <table:table-cell office:value-type="date" office:date-value="2022-03-25T00:00:00" table:style-name="ce5">
            <text:p>2022/3/25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43226" table:style-name="ce6">
            <text:p>43,226<text:s/></text:p>
          </table:table-cell>
          <table:table-cell office:value-type="float" office:value="44159" table:style-name="ce6">
            <text:p>44,159<text:s/></text:p>
          </table:table-cell>
          <table:table-cell office:value-type="float" office:value="25691" table:style-name="ce6">
            <text:p>25,691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28782" table:style-name="ce6">
            <text:p>28,782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35482" table:style-name="ce6">
            <text:p>35,482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22082" table:style-name="ce6">
            <text:p>22,082<text:s/></text:p>
          </table:table-cell>
          <table:table-cell office:value-type="float" office:value="138602" table:style-name="ce6">
            <text:p>138,602<text:s/></text:p>
          </table:table-cell>
          <table:table-cell office:value-type="float" office:value="46638" table:style-name="ce6">
            <text:p>46,638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33739" table:style-name="ce6">
            <text:p>33,739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41330" table:style-name="ce6">
            <text:p>41,330<text:s/></text:p>
          </table:table-cell>
          <table:table-cell office:value-type="float" office:value="38109" table:style-name="ce6">
            <text:p>38,109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60835" table:style-name="ce6">
            <text:p>60,835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33695" table:style-name="ce6">
            <text:p>33,695<text:s/></text:p>
          </table:table-cell>
          <table:table-cell office:value-type="float" office:value="35785" table:style-name="ce6">
            <text:p>35,785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65663" table:style-name="ce6">
            <text:p>65,663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29424" table:style-name="ce6">
            <text:p>29,424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37795" table:style-name="ce6">
            <text:p>37,795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5305" table:style-name="ce6">
            <text:p>5,305<text:s/></text:p>
          </table:table-cell>
          <table:table-cell table:number-columns-repeated="16264"/>
        </table:table-row>
        <table:table-row table:style-name="ro2">
          <table:table-cell office:value-type="date" office:date-value="2022-03-26T00:00:00" table:style-name="ce5">
            <text:p>2022/3/26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39634" table:style-name="ce6">
            <text:p>39,634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22422" table:style-name="ce6">
            <text:p>122,422<text:s/></text:p>
          </table:table-cell>
          <table:table-cell office:value-type="float" office:value="45191" table:style-name="ce6">
            <text:p>45,191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60126" table:style-name="ce6">
            <text:p>60,12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16268" table:style-name="ce6">
            <text:p>16,268<text:s/></text:p>
          </table:table-cell>
          <table:table-cell office:value-type="float" office:value="51116" table:style-name="ce6">
            <text:p>51,116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030" table:style-name="ce6">
            <text:p>3,030<text:s/></text:p>
          </table:table-cell>
          <table:table-cell table:number-columns-repeated="16264"/>
        </table:table-row>
        <table:table-row table:style-name="ro2">
          <table:table-cell office:value-type="date" office:date-value="2022-03-27T00:00:00" table:style-name="ce5">
            <text:p>2022/3/27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4138" table:style-name="ce6">
            <text:p>104,138<text:s/></text:p>
          </table:table-cell>
          <table:table-cell office:value-type="float" office:value="34577" table:style-name="ce6">
            <text:p>34,577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27452" table:style-name="ce6">
            <text:p>27,452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44794" table:style-name="ce6">
            <text:p>44,794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2637" table:style-name="ce6">
            <text:p>2,637<text:s/></text:p>
          </table:table-cell>
          <table:table-cell table:number-columns-repeated="16264"/>
        </table:table-row>
        <table:table-row table:style-name="ro2">
          <table:table-cell office:value-type="date" office:date-value="2022-03-28T00:00:00" table:style-name="ce5">
            <text:p>2022/3/28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34530" table:style-name="ce6">
            <text:p>34,530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00027" table:style-name="ce6">
            <text:p>100,027<text:s/></text:p>
          </table:table-cell>
          <table:table-cell office:value-type="float" office:value="34714" table:style-name="ce6">
            <text:p>34,714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1146" table:style-name="ce6">
            <text:p>21,146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8838" table:style-name="ce6">
            <text:p>28,838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35806" table:style-name="ce6">
            <text:p>35,806<text:s/></text:p>
          </table:table-cell>
          <table:table-cell office:value-type="float" office:value="35931" table:style-name="ce6">
            <text:p>35,931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44305" table:style-name="ce6">
            <text:p>44,305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9293" table:style-name="ce6">
            <text:p>29,293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53592" table:style-name="ce6">
            <text:p>53,592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0579" table:style-name="ce6">
            <text:p>20,57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084" table:style-name="ce6">
            <text:p>5,084<text:s/></text:p>
          </table:table-cell>
          <table:table-cell table:number-columns-repeated="16264"/>
        </table:table-row>
        <table:table-row table:style-name="ro2">
          <table:table-cell office:value-type="date" office:date-value="2022-03-29T00:00:00" table:style-name="ce5">
            <text:p>2022/3/29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40268" table:style-name="ce6">
            <text:p>40,268<text:s/></text:p>
          </table:table-cell>
          <table:table-cell office:value-type="float" office:value="34916" table:style-name="ce6">
            <text:p>34,916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25581" table:style-name="ce6">
            <text:p>25,581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23502" table:style-name="ce6">
            <text:p>23,50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29758" table:style-name="ce6">
            <text:p>29,758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99506" table:style-name="ce6">
            <text:p>99,506<text:s/></text:p>
          </table:table-cell>
          <table:table-cell office:value-type="float" office:value="36545" table:style-name="ce6">
            <text:p>36,545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34494" table:style-name="ce6">
            <text:p>34,494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46619" table:style-name="ce6">
            <text:p>46,61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29306" table:style-name="ce6">
            <text:p>29,306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53172" table:style-name="ce6">
            <text:p>53,172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786" table:style-name="ce6">
            <text:p>4,786<text:s/></text:p>
          </table:table-cell>
          <table:table-cell table:number-columns-repeated="16264"/>
        </table:table-row>
        <table:table-row table:style-name="ro2">
          <table:table-cell office:value-type="date" office:date-value="2022-03-30T00:00:00" table:style-name="ce5">
            <text:p>2022/3/30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39972" table:style-name="ce6">
            <text:p>39,972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02609" table:style-name="ce6">
            <text:p>102,609<text:s/></text:p>
          </table:table-cell>
          <table:table-cell office:value-type="float" office:value="38432" table:style-name="ce6">
            <text:p>38,432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34956" table:style-name="ce6">
            <text:p>34,956<text:s/></text:p>
          </table:table-cell>
          <table:table-cell office:value-type="float" office:value="36415" table:style-name="ce6">
            <text:p>36,415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48368" table:style-name="ce6">
            <text:p>48,36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9906" table:style-name="ce6">
            <text:p>29,906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54231" table:style-name="ce6">
            <text:p>54,231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35675" table:style-name="ce6">
            <text:p>35,675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870" table:style-name="ce6">
            <text:p>4,870<text:s/></text:p>
          </table:table-cell>
          <table:table-cell table:number-columns-repeated="16264"/>
        </table:table-row>
        <table:table-row table:style-name="ro2">
          <table:table-cell office:value-type="date" office:date-value="2022-03-31T00:00:00" table:style-name="ce5">
            <text:p>2022/3/31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40184" table:style-name="ce6">
            <text:p>40,184<text:s/></text:p>
          </table:table-cell>
          <table:table-cell office:value-type="float" office:value="37096" table:style-name="ce6">
            <text:p>37,096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29706" table:style-name="ce6">
            <text:p>29,706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115315" table:style-name="ce6">
            <text:p>115,315<text:s/></text:p>
          </table:table-cell>
          <table:table-cell office:value-type="float" office:value="38846" table:style-name="ce6">
            <text:p>38,846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8666" table:style-name="ce6">
            <text:p>28,666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36304" table:style-name="ce6">
            <text:p>36,304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46941" table:style-name="ce6">
            <text:p>46,941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55968" table:style-name="ce6">
            <text:p>55,968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35861" table:style-name="ce6">
            <text:p>35,861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838" table:style-name="ce6">
            <text:p>4,83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3-01T00:00:00" table:style-name="ce5">
            <text:p>2022/3/1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36317" table:style-name="ce6">
            <text:p>36,317<text:s/></text:p>
          </table:table-cell>
          <table:table-cell office:value-type="float" office:value="32587" table:style-name="ce6">
            <text:p>32,587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31118" table:style-name="ce6">
            <text:p>31,118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107900" table:style-name="ce6">
            <text:p>107,900<text:s/></text:p>
          </table:table-cell>
          <table:table-cell office:value-type="float" office:value="33577" table:style-name="ce6">
            <text:p>33,577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30305" table:style-name="ce6">
            <text:p>30,305<text:s/></text:p>
          </table:table-cell>
          <table:table-cell office:value-type="float" office:value="36033" table:style-name="ce6">
            <text:p>36,03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45109" table:style-name="ce6">
            <text:p>45,109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27877" table:style-name="ce6">
            <text:p>27,877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48493" table:style-name="ce6">
            <text:p>48,493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3420" table:style-name="ce6">
            <text:p>33,420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434" table:style-name="ce6">
            <text:p>4,434<text:s/></text:p>
          </table:table-cell>
          <table:table-cell table:number-columns-repeated="16264"/>
        </table:table-row>
        <table:table-row table:style-name="ro2">
          <table:table-cell office:value-type="date" office:date-value="2022-03-02T00:00:00" table:style-name="ce5">
            <text:p>2022/3/2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36893" table:style-name="ce6">
            <text:p>36,893<text:s/></text:p>
          </table:table-cell>
          <table:table-cell office:value-type="float" office:value="33167" table:style-name="ce6">
            <text:p>33,167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96944" table:style-name="ce6">
            <text:p>96,944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29890" table:style-name="ce6">
            <text:p>29,890<text:s/></text:p>
          </table:table-cell>
          <table:table-cell office:value-type="float" office:value="36629" table:style-name="ce6">
            <text:p>36,629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46548" table:style-name="ce6">
            <text:p>46,548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9010" table:style-name="ce6">
            <text:p>29,010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49214" table:style-name="ce6">
            <text:p>49,214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20760" table:style-name="ce6">
            <text:p>20,760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2-03-03T00:00:00" table:style-name="ce5">
            <text:p>2022/3/3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37568" table:style-name="ce6">
            <text:p>37,568<text:s/></text:p>
          </table:table-cell>
          <table:table-cell office:value-type="float" office:value="34082" table:style-name="ce6">
            <text:p>34,082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24206" table:style-name="ce6">
            <text:p>24,206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99252" table:style-name="ce6">
            <text:p>99,252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1921" table:style-name="ce6">
            <text:p>31,921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24361" table:style-name="ce6">
            <text:p>24,36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6075" table:style-name="ce6">
            <text:p>36,075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46605" table:style-name="ce6">
            <text:p>46,605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50472" table:style-name="ce6">
            <text:p>50,47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34731" table:style-name="ce6">
            <text:p>34,731<text:s/></text:p>
          </table:table-cell>
          <table:table-cell office:value-type="float" office:value="20578" table:style-name="ce6">
            <text:p>20,57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599" table:style-name="ce6">
            <text:p>4,599<text:s/></text:p>
          </table:table-cell>
          <table:table-cell table:number-columns-repeated="16264"/>
        </table:table-row>
        <table:table-row table:style-name="ro2">
          <table:table-cell office:value-type="date" office:date-value="2022-03-04T00:00:00" table:style-name="ce5">
            <text:p>2022/3/4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38208" table:style-name="ce6">
            <text:p>38,208<text:s/></text:p>
          </table:table-cell>
          <table:table-cell office:value-type="float" office:value="39700" table:style-name="ce6">
            <text:p>39,700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118488" table:style-name="ce6">
            <text:p>118,488<text:s/></text:p>
          </table:table-cell>
          <table:table-cell office:value-type="float" office:value="41942" table:style-name="ce6">
            <text:p>41,942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30113" table:style-name="ce6">
            <text:p>30,113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37432" table:style-name="ce6">
            <text:p>37,43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34357" table:style-name="ce6">
            <text:p>34,357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55449" table:style-name="ce6">
            <text:p>55,449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57894" table:style-name="ce6">
            <text:p>57,894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978" table:style-name="ce6">
            <text:p>4,978<text:s/></text:p>
          </table:table-cell>
          <table:table-cell table:number-columns-repeated="16264"/>
        </table:table-row>
        <table:table-row table:style-name="ro2">
          <table:table-cell office:value-type="date" office:date-value="2022-03-05T00:00:00" table:style-name="ce5">
            <text:p>2022/3/5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36542" table:style-name="ce6">
            <text:p>36,542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5665" table:style-name="ce6">
            <text:p>115,665<text:s/></text:p>
          </table:table-cell>
          <table:table-cell office:value-type="float" office:value="42505" table:style-name="ce6">
            <text:p>42,50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34290" table:style-name="ce6">
            <text:p>34,29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30697" table:style-name="ce6">
            <text:p>30,697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60308" table:style-name="ce6">
            <text:p>60,308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28075" table:style-name="ce6">
            <text:p>28,075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47111" table:style-name="ce6">
            <text:p>47,111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871" table:style-name="ce6">
            <text:p>2,871<text:s/></text:p>
          </table:table-cell>
          <table:table-cell table:number-columns-repeated="16264"/>
        </table:table-row>
        <table:table-row table:style-name="ro2">
          <table:table-cell office:value-type="date" office:date-value="2022-03-06T00:00:00" table:style-name="ce5">
            <text:p>2022/3/6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11265" table:style-name="ce6">
            <text:p>111,265<text:s/></text:p>
          </table:table-cell>
          <table:table-cell office:value-type="float" office:value="33818" table:style-name="ce6">
            <text:p>33,818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48758" table:style-name="ce6">
            <text:p>48,758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8935" table:style-name="ce6">
            <text:p>38,93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2364" table:style-name="ce6">
            <text:p>2,364<text:s/></text:p>
          </table:table-cell>
          <table:table-cell table:number-columns-repeated="16264"/>
        </table:table-row>
        <table:table-row table:style-name="ro2">
          <table:table-cell office:value-type="date" office:date-value="2022-03-07T00:00:00" table:style-name="ce5">
            <text:p>2022/3/7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05037" table:style-name="ce6">
            <text:p>105,037<text:s/></text:p>
          </table:table-cell>
          <table:table-cell office:value-type="float" office:value="33265" table:style-name="ce6">
            <text:p>33,265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0431" table:style-name="ce6">
            <text:p>20,431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7830" table:style-name="ce6">
            <text:p>27,830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1320" table:style-name="ce6">
            <text:p>31,320<text:s/></text:p>
          </table:table-cell>
          <table:table-cell office:value-type="float" office:value="36274" table:style-name="ce6">
            <text:p>36,274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45276" table:style-name="ce6">
            <text:p>45,276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51013" table:style-name="ce6">
            <text:p>51,013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877" table:style-name="ce6">
            <text:p>4,877<text:s/></text:p>
          </table:table-cell>
          <table:table-cell table:number-columns-repeated="16264"/>
        </table:table-row>
        <table:table-row table:style-name="ro2">
          <table:table-cell office:value-type="date" office:date-value="2022-03-08T00:00:00" table:style-name="ce5">
            <text:p>2022/3/8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38317" table:style-name="ce6">
            <text:p>38,31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1471" table:style-name="ce6">
            <text:p>21,471<text:s/></text:p>
          </table:table-cell>
          <table:table-cell office:value-type="float" office:value="101009" table:style-name="ce6">
            <text:p>101,009<text:s/></text:p>
          </table:table-cell>
          <table:table-cell office:value-type="float" office:value="36179" table:style-name="ce6">
            <text:p>36,179<text:s/></text:p>
          </table:table-cell>
          <table:table-cell office:value-type="float" office:value="18001" table:style-name="ce6">
            <text:p>18,001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5970" table:style-name="ce6">
            <text:p>25,970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31608" table:style-name="ce6">
            <text:p>31,608<text:s/></text:p>
          </table:table-cell>
          <table:table-cell office:value-type="float" office:value="37150" table:style-name="ce6">
            <text:p>37,150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48259" table:style-name="ce6">
            <text:p>48,259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9760" table:style-name="ce6">
            <text:p>29,760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51760" table:style-name="ce6">
            <text:p>51,760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742" table:style-name="ce6">
            <text:p>4,742<text:s/></text:p>
          </table:table-cell>
          <table:table-cell table:number-columns-repeated="16264"/>
        </table:table-row>
        <table:table-row table:style-name="ro2">
          <table:table-cell office:value-type="date" office:date-value="2022-03-09T00:00:00" table:style-name="ce5">
            <text:p>2022/3/9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35426" table:style-name="ce6">
            <text:p>35,426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01216" table:style-name="ce6">
            <text:p>101,216<text:s/></text:p>
          </table:table-cell>
          <table:table-cell office:value-type="float" office:value="37367" table:style-name="ce6">
            <text:p>37,367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28164" table:style-name="ce6">
            <text:p>28,164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37650" table:style-name="ce6">
            <text:p>37,650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49420" table:style-name="ce6">
            <text:p>49,420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30075" table:style-name="ce6">
            <text:p>30,075<text:s/></text:p>
          </table:table-cell>
          <table:table-cell office:value-type="float" office:value="29652" table:style-name="ce6">
            <text:p>29,652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52103" table:style-name="ce6">
            <text:p>52,103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1550" table:style-name="ce6">
            <text:p>21,55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1945" table:style-name="ce6">
            <text:p>21,945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756" table:style-name="ce6">
            <text:p>4,756<text:s/></text:p>
          </table:table-cell>
          <table:table-cell table:number-columns-repeated="16264"/>
        </table:table-row>
        <table:table-row table:style-name="ro2">
          <table:table-cell office:value-type="date" office:date-value="2022-03-10T00:00:00" table:style-name="ce5">
            <text:p>2022/3/10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32059" table:style-name="ce6">
            <text:p>32,059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5554" table:style-name="ce6">
            <text:p>25,554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30647" table:style-name="ce6">
            <text:p>30,647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105338" table:style-name="ce6">
            <text:p>105,338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29340" table:style-name="ce6">
            <text:p>29,340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33651" table:style-name="ce6">
            <text:p>33,651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31999" table:style-name="ce6">
            <text:p>31,999<text:s/></text:p>
          </table:table-cell>
          <table:table-cell office:value-type="float" office:value="37280" table:style-name="ce6">
            <text:p>37,280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49166" table:style-name="ce6">
            <text:p>49,166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30754" table:style-name="ce6">
            <text:p>30,754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52792" table:style-name="ce6">
            <text:p>52,792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4990" table:style-name="ce6">
            <text:p>34,990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761" table:style-name="ce6">
            <text:p>4,761<text:s/></text:p>
          </table:table-cell>
          <table:table-cell table:number-columns-repeated="16264"/>
        </table:table-row>
        <table:table-row table:style-name="ro2">
          <table:table-cell office:value-type="date" office:date-value="2022-03-11T00:00:00" table:style-name="ce5">
            <text:p>2022/3/11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39638" table:style-name="ce6">
            <text:p>39,638<text:s/></text:p>
          </table:table-cell>
          <table:table-cell office:value-type="float" office:value="41687" table:style-name="ce6">
            <text:p>41,687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3286" table:style-name="ce6">
            <text:p>33,286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29443" table:style-name="ce6">
            <text:p>129,443<text:s/></text:p>
          </table:table-cell>
          <table:table-cell office:value-type="float" office:value="45479" table:style-name="ce6">
            <text:p>45,479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8993" table:style-name="ce6">
            <text:p>28,993<text:s/></text:p>
          </table:table-cell>
          <table:table-cell office:value-type="float" office:value="28871" table:style-name="ce6">
            <text:p>28,871<text:s/></text:p>
          </table:table-cell>
          <table:table-cell office:value-type="float" office:value="31634" table:style-name="ce6">
            <text:p>31,634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9565" table:style-name="ce6">
            <text:p>19,565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39617" table:style-name="ce6">
            <text:p>39,61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36805" table:style-name="ce6">
            <text:p>36,805<text:s/></text:p>
          </table:table-cell>
          <table:table-cell office:value-type="float" office:value="40073" table:style-name="ce6">
            <text:p>40,073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58467" table:style-name="ce6">
            <text:p>58,46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61644" table:style-name="ce6">
            <text:p>61,644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18949" table:style-name="ce6">
            <text:p>18,949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36102" table:style-name="ce6">
            <text:p>36,102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22685" table:style-name="ce6">
            <text:p>22,685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5140" table:style-name="ce6">
            <text:p>5,140<text:s/></text:p>
          </table:table-cell>
          <table:table-cell table:number-columns-repeated="16264"/>
        </table:table-row>
        <table:table-row table:style-name="ro2">
          <table:table-cell office:value-type="date" office:date-value="2022-03-12T00:00:00" table:style-name="ce5">
            <text:p>2022/3/12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38683" table:style-name="ce6">
            <text:p>38,683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28253" table:style-name="ce6">
            <text:p>28,253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8824" table:style-name="ce6">
            <text:p>128,824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971" table:style-name="ce6">
            <text:p>31,971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41970" table:style-name="ce6">
            <text:p>41,970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32534" table:style-name="ce6">
            <text:p>32,534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64936" table:style-name="ce6">
            <text:p>64,936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54197" table:style-name="ce6">
            <text:p>54,197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2-03-13T00:00:00" table:style-name="ce5">
            <text:p>2022/3/13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2713" table:style-name="ce6">
            <text:p>22,713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28596" table:style-name="ce6">
            <text:p>128,596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30104" table:style-name="ce6">
            <text:p>30,104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8620" table:style-name="ce6">
            <text:p>38,620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52171" table:style-name="ce6">
            <text:p>52,171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42798" table:style-name="ce6">
            <text:p>42,798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460" table:style-name="ce6">
            <text:p>2,460<text:s/></text:p>
          </table:table-cell>
          <table:table-cell table:number-columns-repeated="16264"/>
        </table:table-row>
        <table:table-row table:style-name="ro2">
          <table:table-cell office:value-type="date" office:date-value="2022-03-14T00:00:00" table:style-name="ce5">
            <text:p>2022/3/14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36886" table:style-name="ce6">
            <text:p>36,886<text:s/></text:p>
          </table:table-cell>
          <table:table-cell office:value-type="float" office:value="33029" table:style-name="ce6">
            <text:p>33,029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1178" table:style-name="ce6">
            <text:p>31,178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109444" table:style-name="ce6">
            <text:p>109,444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32153" table:style-name="ce6">
            <text:p>32,153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36179" table:style-name="ce6">
            <text:p>36,179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46787" table:style-name="ce6">
            <text:p>46,787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1188" table:style-name="ce6">
            <text:p>51,188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4756" table:style-name="ce6">
            <text:p>24,756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33611" table:style-name="ce6">
            <text:p>33,611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4656" table:style-name="ce6">
            <text:p>4,656<text:s/></text:p>
          </table:table-cell>
          <table:table-cell table:number-columns-repeated="16264"/>
        </table:table-row>
        <table:table-row table:style-name="ro2">
          <table:table-cell office:value-type="date" office:date-value="2022-03-15T00:00:00" table:style-name="ce5">
            <text:p>2022/3/15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7687" table:style-name="ce6">
            <text:p>37,687<text:s/></text:p>
          </table:table-cell>
          <table:table-cell office:value-type="float" office:value="34781" table:style-name="ce6">
            <text:p>34,781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9903" table:style-name="ce6">
            <text:p>19,903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03788" table:style-name="ce6">
            <text:p>103,788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21921" table:style-name="ce6">
            <text:p>21,921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29198" table:style-name="ce6">
            <text:p>29,198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32796" table:style-name="ce6">
            <text:p>32,796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37385" table:style-name="ce6">
            <text:p>37,385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47417" table:style-name="ce6">
            <text:p>47,417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9131" table:style-name="ce6">
            <text:p>29,131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51918" table:style-name="ce6">
            <text:p>51,918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4484" table:style-name="ce6">
            <text:p>34,484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20589" table:style-name="ce6">
            <text:p>20,589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721" table:style-name="ce6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2-03-16T00:00:00" table:style-name="ce5">
            <text:p>2022/3/16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38293" table:style-name="ce6">
            <text:p>38,293<text:s/></text:p>
          </table:table-cell>
          <table:table-cell office:value-type="float" office:value="35369" table:style-name="ce6">
            <text:p>35,369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30238" table:style-name="ce6">
            <text:p>30,238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2514" table:style-name="ce6">
            <text:p>32,514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103552" table:style-name="ce6">
            <text:p>103,552<text:s/></text:p>
          </table:table-cell>
          <table:table-cell office:value-type="float" office:value="37322" table:style-name="ce6">
            <text:p>37,322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37640" table:style-name="ce6">
            <text:p>37,640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48512" table:style-name="ce6">
            <text:p>48,512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29855" table:style-name="ce6">
            <text:p>29,855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52237" table:style-name="ce6">
            <text:p>52,237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670" table:style-name="ce6">
            <text:p>4,670<text:s/></text:p>
          </table:table-cell>
          <table:table-cell table:number-columns-repeated="16264"/>
        </table:table-row>
        <table:table-row table:style-name="ro2">
          <table:table-cell office:value-type="date" office:date-value="2022-03-17T00:00:00" table:style-name="ce5">
            <text:p>2022/3/17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38284" table:style-name="ce6">
            <text:p>38,284<text:s/></text:p>
          </table:table-cell>
          <table:table-cell office:value-type="float" office:value="36311" table:style-name="ce6">
            <text:p>36,311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7134" table:style-name="ce6">
            <text:p>17,134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5288" table:style-name="ce6">
            <text:p>35,288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30614" table:style-name="ce6">
            <text:p>30,614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06491" table:style-name="ce6">
            <text:p>106,491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7508" table:style-name="ce6">
            <text:p>27,508<text:s/></text:p>
          </table:table-cell>
          <table:table-cell office:value-type="float" office:value="31785" table:style-name="ce6">
            <text:p>31,785<text:s/></text:p>
          </table:table-cell>
          <table:table-cell office:value-type="float" office:value="37445" table:style-name="ce6">
            <text:p>37,445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3997" table:style-name="ce6">
            <text:p>23,997<text:s/></text:p>
          </table:table-cell>
          <table:table-cell office:value-type="float" office:value="47682" table:style-name="ce6">
            <text:p>47,682<text:s/></text:p>
          </table:table-cell>
          <table:table-cell office:value-type="float" office:value="22155" table:style-name="ce6">
            <text:p>22,155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30462" table:style-name="ce6">
            <text:p>30,462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53283" table:style-name="ce6">
            <text:p>53,283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35243" table:style-name="ce6">
            <text:p>35,243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684" table:style-name="ce6">
            <text:p>4,684<text:s/></text:p>
          </table:table-cell>
          <table:table-cell table:number-columns-repeated="16264"/>
        </table:table-row>
        <table:table-row table:style-name="ro2">
          <table:table-cell office:value-type="date" office:date-value="2022-03-18T00:00:00" table:style-name="ce5">
            <text:p>2022/3/18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39236" table:style-name="ce6">
            <text:p>39,236<text:s/></text:p>
          </table:table-cell>
          <table:table-cell office:value-type="float" office:value="41504" table:style-name="ce6">
            <text:p>41,504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39809" table:style-name="ce6">
            <text:p>39,80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32126" table:style-name="ce6">
            <text:p>32,126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126364" table:style-name="ce6">
            <text:p>126,364<text:s/></text:p>
          </table:table-cell>
          <table:table-cell office:value-type="float" office:value="43311" table:style-name="ce6">
            <text:p>43,311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36048" table:style-name="ce6">
            <text:p>36,048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56989" table:style-name="ce6">
            <text:p>56,989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60974" table:style-name="ce6">
            <text:p>60,974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5705" table:style-name="ce6">
            <text:p>35,705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5156" table:style-name="ce6">
            <text:p>5,156<text:s/></text:p>
          </table:table-cell>
          <table:table-cell table:number-columns-repeated="16264"/>
        </table:table-row>
        <table:table-row table:style-name="ro2">
          <table:table-cell office:value-type="date" office:date-value="2022-03-19T00:00:00" table:style-name="ce5">
            <text:p>2022/3/19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7255" table:style-name="ce6">
            <text:p>27,25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653" table:style-name="ce6">
            <text:p>26,653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27166" table:style-name="ce6">
            <text:p>27,166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21916" table:style-name="ce6">
            <text:p>121,916<text:s/></text:p>
          </table:table-cell>
          <table:table-cell office:value-type="float" office:value="43110" table:style-name="ce6">
            <text:p>43,110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38558" table:style-name="ce6">
            <text:p>38,55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1425" table:style-name="ce6">
            <text:p>31,425<text:s/></text:p>
          </table:table-cell>
          <table:table-cell office:value-type="float" office:value="28468" table:style-name="ce6">
            <text:p>28,468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58527" table:style-name="ce6">
            <text:p>58,527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49111" table:style-name="ce6">
            <text:p>49,111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901" table:style-name="ce6">
            <text:p>2,901<text:s/></text:p>
          </table:table-cell>
          <table:table-cell table:number-columns-repeated="16264"/>
        </table:table-row>
        <table:table-row table:style-name="ro2">
          <table:table-cell office:value-type="date" office:date-value="2022-03-20T00:00:00" table:style-name="ce5">
            <text:p>2022/3/20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27821" table:style-name="ce6">
            <text:p>127,821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24948" table:style-name="ce6">
            <text:p>24,948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35773" table:style-name="ce6">
            <text:p>35,773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49586" table:style-name="ce6">
            <text:p>49,586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41446" table:style-name="ce6">
            <text:p>41,446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534" table:style-name="ce6">
            <text:p>2,534<text:s/></text:p>
          </table:table-cell>
          <table:table-cell table:number-columns-repeated="16264"/>
        </table:table-row>
        <table:table-row table:style-name="ro2">
          <table:table-cell office:value-type="date" office:date-value="2022-03-21T00:00:00" table:style-name="ce5">
            <text:p>2022/3/21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36316" table:style-name="ce6">
            <text:p>36,316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107411" table:style-name="ce6">
            <text:p>107,411<text:s/></text:p>
          </table:table-cell>
          <table:table-cell office:value-type="float" office:value="34279" table:style-name="ce6">
            <text:p>34,279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28734" table:style-name="ce6">
            <text:p>28,734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2792" table:style-name="ce6">
            <text:p>32,79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45275" table:style-name="ce6">
            <text:p>45,275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50353" table:style-name="ce6">
            <text:p>50,353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709" table:style-name="ce6">
            <text:p>4,709<text:s/></text:p>
          </table:table-cell>
          <table:table-cell table:number-columns-repeated="16264"/>
        </table:table-row>
        <table:table-row table:style-name="ro2">
          <table:table-cell office:value-type="date" office:date-value="2022-03-22T00:00:00" table:style-name="ce5">
            <text:p>2022/3/22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38433" table:style-name="ce6">
            <text:p>38,433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32223" table:style-name="ce6">
            <text:p>32,223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101398" table:style-name="ce6">
            <text:p>101,398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30698" table:style-name="ce6">
            <text:p>30,69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37365" table:style-name="ce6">
            <text:p>37,365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46081" table:style-name="ce6">
            <text:p>46,081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1959" table:style-name="ce6">
            <text:p>51,959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5026" table:style-name="ce6">
            <text:p>35,026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4821" table:style-name="ce6">
            <text:p>4,821<text:s/></text:p>
          </table:table-cell>
          <table:table-cell table:number-columns-repeated="16264"/>
        </table:table-row>
        <table:table-row table:style-name="ro2">
          <table:table-cell office:value-type="date" office:date-value="2022-03-23T00:00:00" table:style-name="ce5">
            <text:p>2022/3/23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39376" table:style-name="ce6">
            <text:p>39,376<text:s/></text:p>
          </table:table-cell>
          <table:table-cell office:value-type="float" office:value="36732" table:style-name="ce6">
            <text:p>36,732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33442" table:style-name="ce6">
            <text:p>33,44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02745" table:style-name="ce6">
            <text:p>102,745<text:s/></text:p>
          </table:table-cell>
          <table:table-cell office:value-type="float" office:value="37675" table:style-name="ce6">
            <text:p>37,675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7051" table:style-name="ce6">
            <text:p>27,051<text:s/></text:p>
          </table:table-cell>
          <table:table-cell office:value-type="float" office:value="32079" table:style-name="ce6">
            <text:p>32,079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49576" table:style-name="ce6">
            <text:p>49,576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30330" table:style-name="ce6">
            <text:p>30,330<text:s/></text:p>
          </table:table-cell>
          <table:table-cell office:value-type="float" office:value="30258" table:style-name="ce6">
            <text:p>30,258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3598" table:style-name="ce6">
            <text:p>53,598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23042" table:style-name="ce6">
            <text:p>23,042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855" table:style-name="ce6">
            <text:p>4,855<text:s/></text:p>
          </table:table-cell>
          <table:table-cell table:number-columns-repeated="16264"/>
        </table:table-row>
        <table:table-row table:style-name="ro2">
          <table:table-cell office:value-type="date" office:date-value="2022-03-24T00:00:00" table:style-name="ce5">
            <text:p>2022/3/24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2766" table:style-name="ce6">
            <text:p>32,766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103968" table:style-name="ce6">
            <text:p>103,968<text:s/></text:p>
          </table:table-cell>
          <table:table-cell office:value-type="float" office:value="38124" table:style-name="ce6">
            <text:p>38,124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6540" table:style-name="ce6">
            <text:p>26,540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2956" table:style-name="ce6">
            <text:p>32,95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31743" table:style-name="ce6">
            <text:p>31,743<text:s/></text:p>
          </table:table-cell>
          <table:table-cell office:value-type="float" office:value="37499" table:style-name="ce6">
            <text:p>37,499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47759" table:style-name="ce6">
            <text:p>47,759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54242" table:style-name="ce6">
            <text:p>54,242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35459" table:style-name="ce6">
            <text:p>35,459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856" table:style-name="ce6">
            <text:p>4,856<text:s/></text:p>
          </table:table-cell>
          <table:table-cell table:number-columns-repeated="16264"/>
        </table:table-row>
        <table:table-row table:style-name="ro2">
          <table:table-cell office:value-type="date" office:date-value="2022-03-25T00:00:00" table:style-name="ce5">
            <text:p>2022/3/25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9282" table:style-name="ce6">
            <text:p>39,282<text:s/></text:p>
          </table:table-cell>
          <table:table-cell office:value-type="float" office:value="43191" table:style-name="ce6">
            <text:p>43,191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32342" table:style-name="ce6">
            <text:p>32,342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127459" table:style-name="ce6">
            <text:p>127,459<text:s/></text:p>
          </table:table-cell>
          <table:table-cell office:value-type="float" office:value="44643" table:style-name="ce6">
            <text:p>44,643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30670" table:style-name="ce6">
            <text:p>30,670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39713" table:style-name="ce6">
            <text:p>39,713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36724" table:style-name="ce6">
            <text:p>36,724<text:s/></text:p>
          </table:table-cell>
          <table:table-cell office:value-type="float" office:value="39902" table:style-name="ce6">
            <text:p>39,902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58938" table:style-name="ce6">
            <text:p>58,938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34364" table:style-name="ce6">
            <text:p>34,364<text:s/></text:p>
          </table:table-cell>
          <table:table-cell office:value-type="float" office:value="33550" table:style-name="ce6">
            <text:p>33,550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62300" table:style-name="ce6">
            <text:p>62,300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28691" table:style-name="ce6">
            <text:p>28,691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35795" table:style-name="ce6">
            <text:p>35,795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3143" table:style-name="ce6">
            <text:p>23,143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5241" table:style-name="ce6">
            <text:p>5,241<text:s/></text:p>
          </table:table-cell>
          <table:table-cell table:number-columns-repeated="16264"/>
        </table:table-row>
        <table:table-row table:style-name="ro2">
          <table:table-cell office:value-type="date" office:date-value="2022-03-26T00:00:00" table:style-name="ce5">
            <text:p>2022/3/26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1908" table:style-name="ce6">
            <text:p>121,908<text:s/></text:p>
          </table:table-cell>
          <table:table-cell office:value-type="float" office:value="43385" table:style-name="ce6">
            <text:p>43,385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33311" table:style-name="ce6">
            <text:p>33,311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58186" table:style-name="ce6">
            <text:p>58,186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27547" table:style-name="ce6">
            <text:p>27,547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50613" table:style-name="ce6">
            <text:p>50,61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903" table:style-name="ce6">
            <text:p>2,903<text:s/></text:p>
          </table:table-cell>
          <table:table-cell table:number-columns-repeated="16264"/>
        </table:table-row>
        <table:table-row table:style-name="ro2">
          <table:table-cell office:value-type="date" office:date-value="2022-03-27T00:00:00" table:style-name="ce5">
            <text:p>2022/3/27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18721" table:style-name="ce6">
            <text:p>118,721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8346" table:style-name="ce6">
            <text:p>18,346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46481" table:style-name="ce6">
            <text:p>46,48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1425" table:style-name="ce6">
            <text:p>41,42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400" table:style-name="ce6">
            <text:p>2,400<text:s/></text:p>
          </table:table-cell>
          <table:table-cell table:number-columns-repeated="16264"/>
        </table:table-row>
        <table:table-row table:style-name="ro2">
          <table:table-cell office:value-type="date" office:date-value="2022-03-28T00:00:00" table:style-name="ce5">
            <text:p>2022/3/28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38775" table:style-name="ce6">
            <text:p>38,775<text:s/></text:p>
          </table:table-cell>
          <table:table-cell office:value-type="float" office:value="34377" table:style-name="ce6">
            <text:p>34,377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08679" table:style-name="ce6">
            <text:p>108,679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36114" table:style-name="ce6">
            <text:p>36,114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44535" table:style-name="ce6">
            <text:p>44,535<text:s/></text:p>
          </table:table-cell>
          <table:table-cell office:value-type="float" office:value="21513" table:style-name="ce6">
            <text:p>21,513<text:s/></text:p>
          </table:table-cell>
          <table:table-cell office:value-type="float" office:value="29548" table:style-name="ce6">
            <text:p>29,548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52699" table:style-name="ce6">
            <text:p>52,699<text:s/></text:p>
          </table:table-cell>
          <table:table-cell office:value-type="float" office:value="18741" table:style-name="ce6">
            <text:p>18,74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35827" table:style-name="ce6">
            <text:p>35,827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913" table:style-name="ce6">
            <text:p>4,913<text:s/></text:p>
          </table:table-cell>
          <table:table-cell table:number-columns-repeated="16264"/>
        </table:table-row>
        <table:table-row table:style-name="ro2">
          <table:table-cell office:value-type="date" office:date-value="2022-03-29T00:00:00" table:style-name="ce5">
            <text:p>2022/3/29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38133" table:style-name="ce6">
            <text:p>38,133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29709" table:style-name="ce6">
            <text:p>29,709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32194" table:style-name="ce6">
            <text:p>32,194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00910" table:style-name="ce6">
            <text:p>100,910<text:s/></text:p>
          </table:table-cell>
          <table:table-cell office:value-type="float" office:value="36232" table:style-name="ce6">
            <text:p>36,232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21709" table:style-name="ce6">
            <text:p>21,709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1467" table:style-name="ce6">
            <text:p>31,467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30921" table:style-name="ce6">
            <text:p>30,921<text:s/></text:p>
          </table:table-cell>
          <table:table-cell office:value-type="float" office:value="37084" table:style-name="ce6">
            <text:p>37,084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47160" table:style-name="ce6">
            <text:p>47,160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50979" table:style-name="ce6">
            <text:p>50,979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34246" table:style-name="ce6">
            <text:p>34,246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683" table:style-name="ce6">
            <text:p>4,683<text:s/></text:p>
          </table:table-cell>
          <table:table-cell table:number-columns-repeated="16264"/>
        </table:table-row>
        <table:table-row table:style-name="ro2">
          <table:table-cell office:value-type="date" office:date-value="2022-03-30T00:00:00" table:style-name="ce5">
            <text:p>2022/3/30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7750" table:style-name="ce6">
            <text:p>37,750<text:s/></text:p>
          </table:table-cell>
          <table:table-cell office:value-type="float" office:value="36064" table:style-name="ce6">
            <text:p>36,064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32052" table:style-name="ce6">
            <text:p>32,052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03070" table:style-name="ce6">
            <text:p>103,070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7485" table:style-name="ce6">
            <text:p>27,485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31473" table:style-name="ce6">
            <text:p>31,473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48561" table:style-name="ce6">
            <text:p>48,561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30108" table:style-name="ce6">
            <text:p>30,108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52259" table:style-name="ce6">
            <text:p>52,259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5656" table:style-name="ce6">
            <text:p>15,656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806" table:style-name="ce6">
            <text:p>4,806<text:s/></text:p>
          </table:table-cell>
          <table:table-cell table:number-columns-repeated="16264"/>
        </table:table-row>
        <table:table-row table:style-name="ro2">
          <table:table-cell office:value-type="date" office:date-value="2022-03-31T00:00:00" table:style-name="ce5">
            <text:p>2022/3/31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37612" table:style-name="ce6">
            <text:p>37,612<text:s/></text:p>
          </table:table-cell>
          <table:table-cell office:value-type="float" office:value="37338" table:style-name="ce6">
            <text:p>37,338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05132" table:style-name="ce6">
            <text:p>105,132<text:s/></text:p>
          </table:table-cell>
          <table:table-cell office:value-type="float" office:value="38177" table:style-name="ce6">
            <text:p>38,177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32253" table:style-name="ce6">
            <text:p>32,25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31375" table:style-name="ce6">
            <text:p>31,375<text:s/></text:p>
          </table:table-cell>
          <table:table-cell office:value-type="float" office:value="37002" table:style-name="ce6">
            <text:p>37,002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46709" table:style-name="ce6">
            <text:p>46,709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54277" table:style-name="ce6">
            <text:p>54,277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34815" table:style-name="ce6">
            <text:p>34,815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818" table:style-name="ce6">
            <text:p>4,81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4-11T06:48:47Z</meta:creation-date>
    <dc:date>2022-04-11T06:49:07Z</dc:date>
  </office:meta>
</office:document-meta>
</file>